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a1" style:family="table">
      <style:table-properties style:width="17.256cm" fo:margin-left="-1.51cm" fo:margin-top="0cm" fo:margin-bottom="0cm" table:align="left" style:writing-mode="lr-tb"/>
    </style:style>
    <style:style style:name="Tabla1.A" style:family="table-column">
      <style:table-column-properties style:column-width="2.575cm"/>
    </style:style>
    <style:style style:name="Tabla1.B" style:family="table-column">
      <style:table-column-properties style:column-width="2.203cm"/>
    </style:style>
    <style:style style:name="Tabla1.C" style:family="table-column">
      <style:table-column-properties style:column-width="2.783cm"/>
    </style:style>
    <style:style style:name="Tabla1.D" style:family="table-column">
      <style:table-column-properties style:column-width="9.693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0"/>
    </style:style>
    <style:style style:name="Tabla1.19" style:family="table-row">
      <style:table-row-properties style:min-row-height="0.515cm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9.312cm"/>
        </style:tab-stops>
      </style:paragraph-properties>
    </style:style>
    <style:style style:name="P6" style:family="paragraph" style:parent-style-name="Standard" style:list-style-name="WWNum3">
      <style:paragraph-properties fo:margin-top="0cm" fo:margin-bottom="0cm" loext:contextual-spacing="false" fo:line-height="100%"/>
    </style:style>
    <style:style style:name="P7" style:family="paragraph" style:parent-style-name="Standard" style:list-style-name="WWNum6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0pt" fo:font-weight="bold" style:font-size-asian="10pt" style:font-weight-asian="bold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6fd42" officeooo:paragraph-rsid="0016fd4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 officeooo:rsid="0017c3b5" officeooo:paragraph-rsid="0017c3b5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191abf" officeooo:paragraph-rsid="00191abf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192039" officeooo:paragraph-rsid="00192039"/>
    </style:style>
    <style:style style:name="P13" style:family="paragraph" style:parent-style-name="Standard" style:list-style-name="L1">
      <style:paragraph-properties fo:margin-top="0cm" fo:margin-bottom="0cm" loext:contextual-spacing="false" fo:line-height="100%"/>
      <style:text-properties officeooo:rsid="001b7340" officeooo:paragraph-rsid="001b7340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1b7340" officeooo:paragraph-rsid="001b7340"/>
    </style:style>
    <style:style style:name="P15" style:family="paragraph" style:parent-style-name="Standard" style:list-style-name="L2">
      <style:paragraph-properties fo:margin-top="0cm" fo:margin-bottom="0cm" loext:contextual-spacing="false" fo:line-height="100%"/>
      <style:text-properties officeooo:rsid="001b7340" officeooo:paragraph-rsid="001b7340"/>
    </style:style>
    <style:style style:name="P16" style:family="paragraph" style:parent-style-name="Standard">
      <style:paragraph-properties fo:margin-top="0.494cm" fo:margin-bottom="0.494cm" loext:contextual-spacing="false" fo:line-height="100%"/>
    </style:style>
    <style:style style:name="P17" style:family="paragraph" style:parent-style-name="Standard" style:list-style-name="WWNum5">
      <style:paragraph-properties fo:margin-top="0.494cm" fo:margin-bottom="0.494cm" loext:contextual-spacing="false" fo:line-height="100%"/>
    </style:style>
    <style:style style:name="P18" style:family="paragraph" style:parent-style-name="Standard" style:list-style-name="WWNum3">
      <style:paragraph-properties fo:margin-top="0.494cm" fo:margin-bottom="0cm" loext:contextual-spacing="false" fo:line-height="100%"/>
    </style:style>
    <style:style style:name="P19" style:family="paragraph" style:parent-style-name="Standard" style:list-style-name="WWNum6">
      <style:paragraph-properties fo:margin-top="0.494cm" fo:margin-bottom="0cm" loext:contextual-spacing="false" fo:line-height="100%"/>
    </style:style>
    <style:style style:name="P20" style:family="paragraph" style:parent-style-name="Standard" style:list-style-name="WWNum4">
      <style:paragraph-properties fo:margin-top="0.494cm" fo:margin-bottom="0cm" loext:contextual-spacing="false" fo:line-height="100%"/>
    </style:style>
    <style:style style:name="P21" style:family="paragraph" style:parent-style-name="Standard" style:list-style-name="WWNum3">
      <style:paragraph-properties fo:margin-top="0cm" fo:margin-bottom="0.494cm" loext:contextual-spacing="false" fo:line-height="100%"/>
    </style:style>
    <style:style style:name="P22" style:family="paragraph" style:parent-style-name="Standard" style:list-style-name="WWNum6">
      <style:paragraph-properties fo:margin-top="0cm" fo:margin-bottom="0.494cm" loext:contextual-spacing="false" fo:line-height="100%"/>
    </style:style>
    <style:style style:name="P23" style:family="paragraph" style:parent-style-name="Standard" style:list-style-name="WWNum4">
      <style:paragraph-properties fo:margin-top="0cm" fo:margin-bottom="0.494cm" loext:contextual-spacing="false" fo:line-height="100%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1">
      <style:text-properties officeooo:rsid="00054b40" officeooo:paragraph-rsid="00054b40"/>
    </style:style>
    <style:style style:name="P26" style:family="paragraph" style:parent-style-name="List_20_Paragraph" style:list-style-name="WWNum1">
      <style:text-properties officeooo:rsid="00068967" officeooo:paragraph-rsid="00068967"/>
    </style:style>
    <style:style style:name="P27" style:family="paragraph" style:parent-style-name="List_20_Paragraph">
      <style:paragraph-properties fo:margin-top="0cm" fo:margin-bottom="0cm" loext:contextual-spacing="true" fo:line-height="100%"/>
    </style:style>
    <style:style style:name="P28" style:family="paragraph" style:parent-style-name="List_20_Paragraph" style:list-style-name="WWNum8">
      <style:paragraph-properties fo:margin-top="0cm" fo:margin-bottom="0cm" loext:contextual-spacing="true" fo:line-height="100%"/>
    </style:style>
    <style:style style:name="P29" style:family="paragraph" style:parent-style-name="Heading_20_1" style:master-page-name="Standard">
      <style:paragraph-properties style:page-number="auto"/>
    </style:style>
    <style:style style:name="P30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normal" officeooo:rsid="000daf7a" style:font-size-asian="14pt" style:font-weight-asian="normal" style:font-weight-complex="normal"/>
    </style:style>
    <style:style style:name="T4" style:family="text">
      <style:text-properties fo:font-size="14pt" fo:font-weight="normal" officeooo:rsid="0006ee02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72a3f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0a1b05" style:font-size-asian="14pt" style:font-weight-asian="normal" style:font-size-complex="14pt" style:font-weight-complex="normal"/>
    </style:style>
    <style:style style:name="T7" style:family="text">
      <style:text-properties fo:color="#ff0000" fo:font-size="14pt" style:font-size-asian="14pt"/>
    </style:style>
    <style:style style:name="T8" style:family="text">
      <style:text-properties fo:color="#ff0000" style:font-name="Wingdings" fo:font-size="14pt" style:font-name-asian="Wingdings2" style:font-size-asian="14pt" style:font-name-complex="Wingdings2"/>
    </style:style>
    <style:style style:name="T9" style:family="text">
      <style:text-properties fo:color="#ff0000" style:font-name="Times New Roman" fo:font-size="12pt" style:text-underline-style="solid" style:text-underline-width="auto" style:text-underline-color="font-color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10" style:family="text">
      <style:text-properties fo:color="#ff0000"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Arial" fo:font-size="10pt" fo:font-weight="bold" style:font-size-asian="10pt" style:font-weight-asian="bold" style:font-name-complex="Arial1"/>
    </style:style>
    <style:style style:name="T13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es" style:country-asian="ES" style:font-name-complex="Times New Roman1" style:font-size-complex="12pt"/>
    </style:style>
    <style:style style:name="T14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5" style:family="text">
      <style:text-properties style:font-name="Times New Roman" fo:font-size="12pt" fo:font-style="italic" style:font-name-asian="Times New Roman1" style:font-size-asian="12pt" style:language-asian="es" style:country-asian="ES" style:font-style-asian="italic" style:font-name-complex="Times New Roman1" style:font-size-complex="12pt"/>
    </style:style>
    <style:style style:name="T16" style:family="text">
      <style:text-properties fo:color="#000000" fo:font-size="14pt" fo:font-weight="bold" style:font-size-asian="14pt" style:font-weight-asian="bold"/>
    </style:style>
    <style:style style:name="T17" style:family="text">
      <style:text-properties fo:color="#000000" fo:font-size="14pt" fo:font-weight="normal" officeooo:rsid="000f3c13" style:font-size-asian="14pt" style:font-weight-asian="normal" style:font-weight-complex="normal"/>
    </style:style>
    <style:style style:name="T18" style:family="text">
      <style:text-properties officeooo:rsid="001b734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 text:c="13"/><text:span text:style-name="T1">DESCRIPCION DEL EQUIPO Y PROYECTO DEFINITIVO</text:span></text:h>
      <text:h text:style-name="Heading_20_1" text:outline-level="1">Equipo: NOMBRE DEL EQUIPO <text:s text:c="2"/>(definitivo)</text:h>
      <text:list xml:id="list3044286371" text:style-name="WWNum1">
        <text:list-item>
          <text:p text:style-name="P25">La Compañia</text:p>
        </text:list-item>
      </text:list>
      <text:h text:style-name="Heading_20_1" text:outline-level="1">Miembros: (definitivo)</text:h>
      <text:list xml:id="list121008698328263" text:continue-numbering="true" text:style-name="WWNum1">
        <text:list-item>
          <text:p text:style-name="P26">Youssef El Faqir El Rhazoui</text:p>
        </text:list-item>
        <text:list-item>
          <text:p text:style-name="P24">Nombre apellidos</text:p>
        </text:list-item>
        <text:list-item>
          <text:p text:style-name="P24">….</text:p>
        </text:list-item>
      </text:list>
      <text:h text:style-name="Heading_20_1" text:outline-level="1">Problema elegido: <text:s/>(definitivo)</text:h>
      <text:p text:style-name="P1"/>
      <text:p text:style-name="Standard"><text:span text:style-name="T2">Nombre del problema: </text:span><text:span text:style-name="T4">Gestión y administración de producciones de cine o teatro</text:span></text:p>
      <text:p text:style-name="Standard"/>
      <text:p text:style-name="Standard"><text:span text:style-name="T2">Descripción Breve (10 líneas): </text:span><text:span text:style-name="T4">Buscamos elaborar un producto software </text:span><text:span text:style-name="T5">con el que poder gestionar y administrar diferentes aspectos que involucran una producción de cine o teatro, como puede ser la organización del personal, actores involucrados, el catering que pueda haber</text:span><text:span text:style-name="T4">, </text:span><text:span text:style-name="T6">equipo de maquillaje, vestimenta disponible, carteles o trailers de las producciones o lugares de rodaje </text:span></text:p>
      <text:p text:style-name="P2"/>
      <text:p text:style-name="Standard"><text:span text:style-name="T2">Quien es tu cliente (a quien se lo vendes): </text:span><text:span text:style-name="T3">Buscamos vendérselo a productoras de cine o teatro. </text:span></text:p>
      <text:p text:style-name="Standard"/>
      <text:p text:style-name="Standard"><text:span text:style-name="T2">Qué fuentes sobre el dominio del problema has consultado o tienes planeado consultar? </text:span><text:span text:style-name="T17">Dado que tenemos subsistemas muy diversos tenemos pensado buscar productos concretos para basar nuestro conocimiento (e.g. basarnos en un producto que ya gestione caterings para dicho subsistema)</text:span></text:p>
      <text:p text:style-name="P3"/>
      <text:p text:style-name="Standard"><text:span text:style-name="T2">Otros Proyectos existentes parecidos</text:span><text:span text:style-name="T16">: </text:span></text:p>
      <text:p text:style-name="P2"><text:soft-page-break/></text:p>
      <text:p text:style-name="Standard"><text:span text:style-name="T2">Actores Principales: <text:s/>Tipos de usuarios </text:span><text:span text:style-name="T7">(</text:span><text:span text:style-name="T8"></text:span><text:span text:style-name="T7"> Borrador)</text:span></text:p>
      <text:p text:style-name="Standard"/>
      <text:p text:style-name="Standard"><text:span text:style-name="T2">Actores Secundarios (externos al Proyecto): </text:span><text:span text:style-name="T7">(</text:span><text:span text:style-name="T8"></text:span><text:span text:style-name="T7"> Borrador)</text:span></text:p>
      <text:p text:style-name="Standard"><text:s text:c="4"/>EJ:<text:span text:style-name="T11"> </text:span>Gestor de Bases de Datos, App X de Móviles, Appl Y de Web</text:p>
      <text:p text:style-name="Standard"><text:span text:style-name="T11"><text:s/></text:span></text:p>
      <text:p text:style-name="Standard"><text:span text:style-name="T2">Glosario de tu Proyecto: Definiciones, acrónimos y abreviaturas </text:span><text:span text:style-name="T7">(</text:span><text:span text:style-name="T8"></text:span><text:span text:style-name="T7"> Borrador)</text:span></text:p>
      <text:p text:style-name="Standard"><text:s text:c="3"/>- Poner definiciones de los elementos que no es claro su significado</text:p>
      <text:p text:style-name="P1"/>
      <text:p text:style-name="P1"/>
      <text:p text:style-name="Standard"><text:span text:style-name="T2">Funciones <text:s/>Principales de Cada Subsistema y Alumno </text:span><text:span text:style-name="T7">(</text:span><text:span text:style-name="T8"></text:span><text:span text:style-name="T7"> Borrador) </text:span></text:p>
      <text:p text:style-name="Standard"><text:span text:style-name="T7"><text:s text:c="17"/>CRUD: Crear (dar de alta), Lectura (Listar) , Actualizar, Borrar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><text:span text:style-name="T12">Nombre Alumno Responsable +</text:span></text:p>
            <text:p text:style-name="P4"><text:span text:style-name="T12">Nombre susbsistema</text:span></text:p>
          </table:table-cell>
          <table:table-cell table:style-name="Tabla1.A1" office:value-type="string">
            <text:p text:style-name="P4"><text:span text:style-name="T12">Actores</text:span></text:p>
          </table:table-cell>
          <table:table-cell table:style-name="Tabla1.A1" office:value-type="string">
            <text:p text:style-name="P4"><text:span text:style-name="T12">(IN) Datos Entrada</text:span></text:p>
            <text:p text:style-name="P8"/>
            <text:p text:style-name="P8"/>
            <text:p text:style-name="P4"><text:span text:style-name="T12">(OUT) Datos Salida</text:span></text:p>
            <text:p text:style-name="P4"><text:span text:style-name="T12">(resultados)</text:span></text:p>
          </table:table-cell>
          <table:table-cell table:style-name="Tabla1.A1" office:value-type="string">
            <text:p text:style-name="P5"><text:span text:style-name="T12">Descripción breve de:</text:span></text:p>
            <text:p text:style-name="P5"><text:span text:style-name="T12">- qué se hace con los datos de entrada</text:span></text:p>
            <text:p text:style-name="P5"><text:span text:style-name="T12">- para llegar a los datos de salida : (ver instrucciones)</text:span></text:p>
          </table:table-cell>
        </table:table-row>
        <table:table-row table:style-name="Tabla1.1">
          <table:table-cell table:style-name="Tabla1.A1" office:value-type="string">
            <text:p text:style-name="P4">Pepito Gómez.</text:p>
            <text:p text:style-name="P4"><text:span text:style-name="T1">Gestión de Informes de Bicicletas</text:span></text:p>
          </table:table-cell>
          <table:table-cell table:style-name="Tabla1.A1" office:value-type="string">
            <text:p text:style-name="P4"/>
            <text:p text:style-name="P4"><text:s/>UsuarioX</text:p>
            <text:p text:style-name="P4"/>
            <text:p text:style-name="P4">AlmacenBD</text:p>
          </table:table-cell>
          <table:table-cell table:style-name="Tabla1.A1" office:value-type="string">
            <text:p text:style-name="P4">IN: Fichero <text:s/></text:p>
            <text:p text:style-name="P4"><text:s text:c="3"/>Bicicletas</text:p>
            <text:p text:style-name="P4">OUT: Listas según <text:s text:c="2"/></text:p>
            <text:p text:style-name="P4"><text:s text:c="2"/>restricciones</text:p>
          </table:table-cell>
          <table:table-cell table:style-name="Tabla1.A1" office:value-type="string">
            <text:p text:style-name="P4">Hay varios tipos de informes:</text:p>
            <text:list xml:id="list1498610256" text:style-name="WWNum8">
              <text:list-item>
                <text:p text:style-name="P28">Lista completa de bicicletas </text:p>
              </text:list-item>
              <text:list-item>
                <text:p text:style-name="P28">Lista de bicicletas alquiladas: solo las marcadas</text:p>
              </text:list-item>
            </text:list>
            <text:p text:style-name="P27">Como alquiladas</text:p>
            <text:list xml:id="list121009678774314" text:continue-numbering="true" text:style-name="WWNum8">
              <text:list-item>
                <text:p text:style-name="P28">Lista de bicicletas deficitarias: aquellas cuya suma de alquileres es menor que 1000 euros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9">Youssef El Faqir El Rhazoui</text:p>
            <text:p text:style-name="P9"/>
            <text:p text:style-name="P10">Gestión de actores y películas en las que están participando</text:p>
          </table:table-cell>
          <table:table-cell table:style-name="Tabla1.A1" office:value-type="string">
            <text:p text:style-name="P4"/>
            <text:p text:style-name="P11">Productores, Directores, </text:p>
            <text:p text:style-name="P11">Managers</text:p>
            <text:p text:style-name="P11"/>
            <text:p text:style-name="P11">Almacen<text:span text:style-name="T18">BD</text:span> de actores y películas en curso</text:p>
          </table:table-cell>
          <table:table-cell table:style-name="Tabla1.A1" office:value-type="string">
            <text:p text:style-name="P12">IN: Fichero de actores o películas/obras de teatro</text:p>
            <text:p text:style-name="P12"/>
            <text:p text:style-name="P12">OUT: Lista de actores que participan en la obra, o lista de obras en las que trabaja el actor</text:p>
          </table:table-cell>
          <table:table-cell table:style-name="Tabla1.A1" office:value-type="string">
            <text:p text:style-name="P14">De actores → obras:</text:p>
            <text:list xml:id="list797018843" text:style-name="L1">
              <text:list-item>
                <text:p text:style-name="P13">Se recibe la lista de actores</text:p>
              </text:list-item>
              <text:list-item>
                <text:p text:style-name="P13">Se busca en el almacenBD la lista de obras (en curso) en las que participa cada actor.</text:p>
              </text:list-item>
              <text:list-item>
                <text:p text:style-name="P13">Se muestra de cada actor las obras en las que participa actualmente.</text:p>
              </text:list-item>
            </text:list>
            <text:p text:style-name="P14"/>
            <text:p text:style-name="P14">De obras → actores:</text:p>
            <text:list xml:id="list1612268678" text:style-name="L2">
              <text:list-item>
                <text:p text:style-name="P15">Se recibe la lista de obras</text:p>
              </text:list-item>
              <text:list-item>
                <text:p text:style-name="P15">Se busca en el almacenBD la lista de actores que trabajan o trabajaron en esa obra.</text:p>
              </text:list-item>
              <text:list-item>
                <text:p text:style-name="P15">Se muestra por cada obra los actores participantes </text:p>
              </text:list-item>
            </text:list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ext:soft-page-break/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9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Standard">(VER INSTRUCCIONES EN PAG. SIGUIENTE)</text:p>
      <text:p text:style-name="Standard"><text:span text:style-name="T2">======================== INSTRUCCIONES =========================</text:span></text:p>
      <text:p text:style-name="P16"><text:span text:style-name="T13">Problema elegido</text:span><text:span text:style-name="T14">: Nombre del problema, el del proyecto </text:span></text:p>
      <text:p text:style-name="P16"><text:span text:style-name="T14">(</text:span><text:span text:style-name="T9">esto un Borrador inicial: Todo, excepto el Tema y los Miembros se puede modificar más adelante</text:span><text:span text:style-name="T14">) </text:span></text:p>
      <text:list xml:id="list3773513564" text:style-name="WWNum3">
        <text:list-item>
          <text:p text:style-name="P18"><text:span text:style-name="T14">Descripción </text:span></text:p>
          <text:list>
            <text:list-item>
              <text:p text:style-name="P6"><text:span text:style-name="T14">Diez</text:span><text:bookmark text:name="_GoBack"/><text:span text:style-name="T14"> líneas resumen del própósito del proyecto. </text:span></text:p>
            </text:list-item>
          </text:list>
        </text:list-item>
        <text:list-item>
          <text:p text:style-name="P6"><text:span text:style-name="T14">Quien es tu cliente (a quien se lo vendes): Para orientar todas las decisiones a las características del cliente.</text:span></text:p>
        </text:list-item>
        <text:list-item>
          <text:p text:style-name="P6"><text:span text:style-name="T14">Qué fuentes sobre el dominio del problema has consultado o piensas consultar? </text:span></text:p>
          <text:list>
            <text:list-item>
              <text:p text:style-name="P6"><text:span text:style-name="T14">Lista de fuentes para documentarte (escribir las Referencias </text:span><text:span text:style-name="T15">concretas</text:span><text:span text:style-name="T14">): persona experta, libros, web, otras aplicaciones del tema, etc. </text:span></text:p>
            </text:list-item>
          </text:list>
        </text:list-item>
        <text:list-item>
          <text:p text:style-name="P6"><text:span text:style-name="T14">Otros Proyectos existentes parecidos:</text:span></text:p>
          <text:list>
            <text:list-item>
              <text:p text:style-name="P6"><text:span text:style-name="T14">Qué ventajas, en qué va a mejorar esos proyectos:</text:span></text:p>
            </text:list-item>
            <text:list-item>
              <text:p text:style-name="P6"><text:span text:style-name="T14">qué es mejor en tu proyecto?</text:span></text:p>
            </text:list-item>
          </text:list>
        </text:list-item>
        <text:list-item>
          <text:p text:style-name="P6"><text:span text:style-name="T14">Actores (importante desde el principio) </text:span></text:p>
          <text:list>
            <text:list-item>
              <text:p text:style-name="P6"><text:span text:style-name="T15">Tipos</text:span><text:span text:style-name="T14"> de usuarios dentro de la aplicación (aunque, en nuestro caso los use una sola persona). </text:span></text:p>
            </text:list-item>
            <text:list-item>
              <text:p text:style-name="P6"><text:span text:style-name="T14">Externos: BD, WEB, Móvil, etc.</text:span></text:p>
            </text:list-item>
            <text:list-item>
              <text:p text:style-name="P21"><text:span text:style-name="T14">Escribe el nombre y dos líneas para decir en qué funciones participa cada uno. (importante desde el principio) </text:span></text:p>
            </text:list-item>
          </text:list>
        </text:list-item>
      </text:list>
      <text:p text:style-name="P16"><text:span text:style-name="T14">– Funciones Principales de tu dominio (o problema) </text:span></text:p>
      <text:list xml:id="list3786194555" text:style-name="WWNum5">
        <text:list-item>
          <text:p text:style-name="P17"><text:soft-page-break/><text:span text:style-name="T10">NO incluyas estas funciones</text:span><text:span text:style-name="T14">: Login, gestión de usuarios, interfaz gráfica GUI, accesos a BD. </text:span></text:p>
        </text:list-item>
      </text:list>
      <text:p text:style-name="P16"><text:span text:style-name="T14">– Escribe para las funciones de cada subsistema: </text:span></text:p>
      <text:list xml:id="list2931499385" text:style-name="WWNum6">
        <text:list-item>
          <text:p text:style-name="P19"><text:span text:style-name="T14">El Alumno responsable de la función</text:span></text:p>
        </text:list-item>
        <text:list-item>
          <text:p text:style-name="P7"><text:span text:style-name="T14">el nombre de la Función</text:span></text:p>
        </text:list-item>
        <text:list-item>
          <text:p text:style-name="P7"><text:span text:style-name="T14">Los actores implicados </text:span></text:p>
        </text:list-item>
        <text:list-item>
          <text:p text:style-name="P7"><text:span text:style-name="T14">y dos líneas para decir qué realiza: </text:span></text:p>
          <text:list>
            <text:list-item>
              <text:p text:style-name="P7"><text:span text:style-name="T14">Datos de entrada</text:span></text:p>
            </text:list-item>
            <text:list-item>
              <text:p text:style-name="P7"><text:span text:style-name="T14">Resultados obtenido</text:span></text:p>
            </text:list-item>
            <text:list-item>
              <text:p text:style-name="P22"><text:span text:style-name="T14">Proceso: Qué hace tu función para obtener los Resultados desde los datos de entrada.</text:span></text:p>
            </text:list-item>
          </text:list>
        </text:list-item>
      </text:list>
      <text:p text:style-name="P16"><text:span text:style-name="T14">INFORMACION: Un Subsistema Inicial es </text:span></text:p>
      <text:list xml:id="list1865693140" text:style-name="WWNum4">
        <text:list-item>
          <text:p text:style-name="P20"><text:span text:style-name="T14">Conjunto de funciones con sentido propio sobre el tema escogido.</text:span></text:p>
        </text:list-item>
        <text:list-item>
          <text:p text:style-name="P23"><text:span text:style-name="T14">Cada alumno se responsabiliza de un subsiste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T1" style:family="text">
      <style:text-properties fo:font-size="14pt" fo:font-weight="bol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1.249cm" fo:margin-bottom="2.499cm" fo:margin-left="2.251cm" fo:margin-right="2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ignatura de Ingeniería del Software 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Local</meta:initial-creator>
    <meta:editing-cycles>58</meta:editing-cycles>
    <meta:print-date>2017-10-03T16:05:00</meta:print-date>
    <meta:creation-date>2013-10-07T16:08:00</meta:creation-date>
    <dc:date>2018-09-25T12:09:33.521000000</dc:date>
    <meta:editing-duration>PT10H33M56S</meta:editing-duration>
    <meta:generator>LibreOffice/6.0.4.2$Windows_X86_64 LibreOffice_project/9b0d9b32d5dcda91d2f1a96dc04c645c450872bf</meta:generator>
    <meta:document-statistic meta:table-count="1" meta:image-count="0" meta:object-count="0" meta:page-count="4" meta:paragraph-count="88" meta:word-count="719" meta:character-count="4475" meta:non-whitespace-character-count="3803"/>
    <meta:user-defined meta:name="AppVersion">15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